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officeooo:rsid="001f5576" officeooo:paragraph-rsid="001f5576"/>
    </style:style>
    <style:style style:name="P10" style:family="paragraph" style:parent-style-name="Standard">
      <style:text-properties style:font-name="FreeSerif" officeooo:rsid="001f5576" officeooo:paragraph-rsid="0022b598"/>
    </style:style>
    <style:style style:name="P11" style:family="paragraph" style:parent-style-name="Standard">
      <style:text-properties style:font-name="FreeSerif" officeooo:rsid="001e1600" officeooo:paragraph-rsid="001e1600"/>
    </style:style>
    <style:style style:name="P12" style:family="paragraph" style:parent-style-name="Standard">
      <style:text-properties style:font-name="FreeSerif" officeooo:rsid="001e1600" officeooo:paragraph-rsid="0022b598"/>
    </style:style>
    <style:style style:name="P13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56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58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60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62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FreeSerif" fo:font-size="12pt" style:text-underline-style="none" fo:font-weight="normal" officeooo:rsid="001e1600" officeooo:paragraph-rsid="005c3983" style:font-size-asian="12pt" style:font-weight-asian="normal" style:font-size-complex="12pt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officeooo:rsid="0037071d"/>
    </style:style>
    <style:style style:name="T13" style:family="text">
      <style:text-properties officeooo:rsid="00378fb8"/>
    </style:style>
    <style:style style:name="T14" style:family="text">
      <style:text-properties officeooo:rsid="00393510"/>
    </style:style>
    <style:style style:name="T15" style:family="text">
      <style:text-properties officeooo:rsid="0041eb1f"/>
    </style:style>
    <style:style style:name="T16" style:family="text">
      <style:text-properties officeooo:rsid="0043e201"/>
    </style:style>
    <style:style style:name="T17" style:family="text">
      <style:text-properties officeooo:rsid="00471c1f"/>
    </style:style>
    <style:style style:name="T18" style:family="text">
      <style:text-properties officeooo:rsid="0049b250"/>
    </style:style>
    <style:style style:name="T19" style:family="text">
      <style:text-properties officeooo:rsid="004d62c2"/>
    </style:style>
    <style:style style:name="T20" style:family="text">
      <style:text-properties officeooo:rsid="004e3fa0"/>
    </style:style>
    <style:style style:name="T21" style:family="text">
      <style:text-properties officeooo:rsid="0050db8c"/>
    </style:style>
    <style:style style:name="T22" style:family="text">
      <style:text-properties officeooo:rsid="005233f6"/>
    </style:style>
    <style:style style:name="T23" style:family="text">
      <style:text-properties officeooo:rsid="005310c3"/>
    </style:style>
    <style:style style:name="T24" style:family="text">
      <style:text-properties officeooo:rsid="00539485"/>
    </style:style>
    <style:style style:name="T25" style:family="text">
      <style:text-properties officeooo:rsid="005404e7"/>
    </style:style>
    <style:style style:name="T26" style:family="text">
      <style:text-properties officeooo:rsid="0055961d"/>
    </style:style>
    <style:style style:name="T27" style:family="text">
      <style:text-properties officeooo:rsid="0064dead"/>
    </style:style>
    <style:style style:name="T28" style:family="text">
      <style:text-properties officeooo:rsid="0069a752"/>
    </style:style>
    <style:style style:name="T29" style:family="text">
      <style:text-properties officeooo:rsid="006c5c8e"/>
    </style:style>
    <style:style style:name="T30" style:family="text">
      <style:text-properties officeooo:rsid="006db72c"/>
    </style:style>
    <style:style style:name="T31" style:family="text">
      <style:text-properties officeooo:rsid="006f3a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8">ES</text:span><text:span text:style-name="T4">:</text:span> <text:span text:style-name="T12">Effective Skill</text:span></text:p>
      <text:p text:style-name="P49"><text:span text:style-name="T8">ES</text:span> = Base Skill + modifiers</text:p>
      <text:list xml:id="list3698970093" text:style-name="L1">
        <text:list-item>
          <text:p text:style-name="P56">Modifiers are defied between -9 to +9. <text:s/><text:span text:style-name="T13">Beyond these should be </text:span><text:span text:style-name="T14">an </text:span><text:span text:style-name="T13">automatic fail or success </text:span><text:span text:style-name="T22">unless contested with extreme scores.</text:span></text:p>
        </text:list-item>
        <text:list-item>
          <text:p text:style-name="P57">ES can be thought of as a target number.</text:p>
        </text:list-item>
        <text:list-item>
          <text:p text:style-name="P58">If no Base Skill, then automatic fail or cannot attempt <text:span text:style-name="T23">the action</text:span>.</text:p>
        </text:list-item>
        <text:list-item>
          <text:p text:style-name="P59">Automatic fail if ES is less than 3. <text:s/>Except during combat.</text:p>
        </text:list-item>
      </text:list>
      <text:p text:style-name="P51"><text:span text:style-name="T4">Roll</text:span> = sum up 3d6.</text:p>
      <text:p text:style-name="P52"><text:span text:style-name="T4">P1:</text:span> Player 1</text:p>
      <text:p text:style-name="P52"><text:span text:style-name="T4">P2:</text:span> Player 2</text:p>
      <text:p text:style-name="P63"/>
      <text:p text:style-name="P50"/>
      <text:p text:style-name="P2">Success Roll</text:p>
      <text:p text:style-name="P11"><text:span text:style-name="T15">1</text:span><text:span text:style-name="T1">) </text:span><text:span text:style-name="T5">Roll</text:span><text:span text:style-name="T4"> &lt;= 4:</text:span> <text:span text:style-name="T2">Success.</text:span></text:p>
      <text:p text:style-name="P12"><text:span text:style-name="T15">2</text:span><text:span text:style-name="T1">) </text:span><text:span text:style-name="T5">Roll</text:span><text:span text:style-name="T4"> &gt;= 17:</text:span> <text:span text:style-name="T2">Fail.</text:span></text:p>
      <text:p text:style-name="P10"><text:span text:style-name="T15">3</text:span>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9"><text:span text:style-name="T15">4</text:span>) <text:span text:style-name="T2">Fail.</text:span></text:p>
      <text:p text:style-name="P11"/>
      <text:p text:style-name="P11"/>
      <text:p text:style-name="P1">Success Roll (w/ Crits)</text:p>
      <text:p text:style-name="P34"><text:span text:style-name="T15">1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35"><text:span text:style-name="T15">2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37"><text:span text:style-name="T15">3</text:span>) <text:span text:style-name="T4">(Roll == 17) and (</text:span><text:span text:style-name="T8">ES</text:span><text:span text:style-name="T4"> &lt;= 15):</text:span> <text:span text:style-name="T2">Critical Fail.</text:span></text:p>
      <text:p text:style-name="P36"><text:span text:style-name="T15">4</text:span>) <text:span text:style-name="T4">Delta = </text:span><text:span text:style-name="T8">ES</text:span><text:span text:style-name="T4"> - </text:span><text:span text:style-name="T5">Roll</text:span></text:p>
      <text:p text:style-name="P37"><text:span text:style-name="T15">5</text:span>) <text:span text:style-name="T4">Delta &gt;= 10:</text:span> <text:span text:style-name="T2">Critical Success.</text:span></text:p>
      <text:p text:style-name="P37"><text:span text:style-name="T15">6</text:span>) <text:span text:style-name="T4">Delta &lt;= -10:</text:span> <text:span text:style-name="T2">Critical Fail.</text:span></text:p>
      <text:p text:style-name="P25"><text:span text:style-name="T15">7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25"><text:span text:style-name="T15">8</text:span>) <text:span text:style-name="T2">Fail.</text:span></text:p>
      <text:p text:style-name="P26"/>
      <text:p text:style-name="P24"/>
      <text:p text:style-name="P4">Extreme Scores</text:p>
      <text:p text:style-name="P43">If both contestants have <text:span text:style-name="T18">their </text:span>ES &lt;= 6:</text:p>
      <text:p text:style-name="P42"><text:span text:style-name="T21">1</text:span>) <text:span text:style-name="T21">X</text:span> = 10 – <text:span text:style-name="T21">lowest score</text:span></text:p>
      <text:p text:style-name="P42"><text:span text:style-name="T21">2</text:span>) Add <text:span text:style-name="T21">X</text:span> to both contestants’ ES</text:p>
      <text:p text:style-name="P42"><text:span text:style-name="T21">3</text:span>) Roll against their new ES.</text:p>
      <text:p text:style-name="P44">If <text:span text:style-name="T26">both have </text:span>(ES &gt;= 14) and (ES &lt; 20):</text:p>
      <text:p text:style-name="P40">1) X = lowest score <text:span text:style-name="T2">minus</text:span> 10</text:p>
      <text:p text:style-name="P41">2) Reduce both contestants’ ES by X</text:p>
      <text:p text:style-name="P41">3) <text:span text:style-name="T17">Roll against their new ES.</text:span></text:p>
      <text:p text:style-name="P45">If both contestants have their ES &gt; 20:</text:p>
      <text:p text:style-name="P22">1) X = 10 / lowest score</text:p>
      <text:p text:style-name="P23">2) <text:span text:style-name="T20">Lowest ES becomes the value of 10</text:span></text:p>
      <text:p text:style-name="P23"><text:span text:style-name="T20">3) </text:span>Multiply <text:span text:style-name="T19">highest</text:span> ES by X, <text:span text:style-name="T20">round down.</text:span></text:p>
      <text:p text:style-name="P54"><text:span text:style-name="T20">4</text:span>) Roll against their new ES.</text:p>
      <text:p text:style-name="P53"/>
      <text:p text:style-name="P27"/>
      <text:p text:style-name="P3">P<text:span text:style-name="T22">vP</text:span> <text:span text:style-name="T16">(Regular Contest)</text:span></text:p>
      <text:p text:style-name="P14"><text:span text:style-name="T10">1</text:span>) If P1 <text:span text:style-name="T2">critically</text:span> succeeds, P2 <text:span text:style-name="T11">will not roll to avoid the</text:span> hit.</text:p>
      <text:p text:style-name="P18"><text:span text:style-name="T10">2</text:span>) If P1 succeeds, P2 <text:span text:style-name="T2">may</text:span> roll to <text:span text:style-name="T11">a</text:span>void the attack.</text:p>
      <text:p text:style-name="P38">3) If tie, <text:span text:style-name="T22">neither players </text:span><text:span text:style-name="T24">succeed</text:span><text:span text:style-name="T22"> their goals</text:span>.</text:p>
      <text:p text:style-name="P38"/>
      <text:p text:style-name="P16"/>
      <text:p text:style-name="P8">Quick Contest</text:p>
      <text:p text:style-name="P28">1) <text:span text:style-name="T4">P1’s Delta &gt; P2’s Delta:</text:span> P1 succeeds.</text:p>
      <text:p text:style-name="P39"><text:span text:style-name="T25">2</text:span>) If tie, n<text:span text:style-name="T24">either players succeed in their goals</text:span>.</text:p>
      <text:p text:style-name="P19"><text:span text:style-name="T25">3</text:span>) P2 succeeds.</text:p>
      <text:list xml:id="list1646236470" text:style-name="L2">
        <text:list-item>
          <text:p text:style-name="P60">If both Deltas are negative, the less negative is the winner.</text:p>
        </text:list-item>
      </text:list>
      <text:p text:style-name="P13"/>
      <text:p text:style-name="P13"/>
      <text:p text:style-name="P5">The Rule of 20</text:p>
      <text:p text:style-name="P13">If you have a <text:span text:style-name="T2">basic attribute over 20</text:span>, treat it as 20 <text:span text:style-name="T2">for default purposes</text:span>. For instance, if you have IQ 25, your default Lockpicking skill (IQ-5) is 15 – not 20. No such limit applies to defaults to other skills.</text:p>
      <text:p text:style-name="P13"/>
      <text:p text:style-name="P13"/>
      <text:p text:style-name="P6">The Rule of 16</text:p>
      <text:p text:style-name="P29">1) <text:span text:style-name="T9">If </text:span><text:span text:style-name="T4">Supernatural attack</text:span></text:p>
      <text:p text:style-name="P46">&amp; Offers resistance roll</text:p>
      <text:p text:style-name="P47">&amp; Attacker’s ES &gt; 16</text:p>
      <text:p text:style-name="P47">&amp; Subject is living or sapient:</text:p>
      <text:p text:style-name="P30"><text:span text:style-name="T28">1</text:span>) <text:span text:style-name="T4">If subject’s Will &lt;= 16:</text:span></text:p>
      <text:p text:style-name="P31"><text:tab/><text:tab/>Attacker’s ES = 16.</text:p>
      <text:p text:style-name="P32"><text:span text:style-name="T28">2</text:span>) Attacker’s ES is reduced to subject’s Will <text:span text:style-name="T27">score</text:span>.</text:p>
      <text:p text:style-name="P13"/>
      <text:p text:style-name="P13"/>
      <text:p text:style-name="P7">Attack Roll</text:p>
      <text:p text:style-name="P33">1) ES = Base skill with the weapon + modifiers</text:p>
      <text:p text:style-name="P33">2) Suggested modifiers:</text:p>
      <text:list xml:id="list588715039" text:style-name="L3">
        <text:list-item>
          <text:p text:style-name="P61">Weapon’s Accuracy <text:span text:style-name="T29">(must used Aim prior)</text:span></text:p>
        </text:list-item>
        <text:list-item>
          <text:p text:style-name="P61">Target’s Size</text:p>
        </text:list-item>
        <text:list-item>
          <text:p text:style-name="P61">Range</text:p>
        </text:list-item>
        <text:list-item>
          <text:p text:style-name="P62">Lighting</text:p>
        </text:list-item>
        <text:list-item>
          <text:p text:style-name="P62">A maneuver like Aim</text:p>
        </text:list-item>
        <text:list-item>
          <text:p text:style-name="P62">An equipment</text:p>
        </text:list-item>
      </text:list>
      <text:p text:style-name="P17"/>
      <text:p text:style-name="P13"/>
      <text:p text:style-name="P13"/>
      <text:p text:style-name="P13"/>
      <text:p text:style-name="P55">Dice Roll</text:p>
      <text:p text:style-name="P13"/>
      <text:p text:style-name="P13"/>
      <text:p text:style-name="P13"/>
      <text:p text:style-name="P20"/>
      <text:p text:style-name="P21"><text:soft-page-break/></text:p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5T16:55:52.823026734</meta:creation-date>
    <dc:date>2022-09-17T19:01:29.705560082</dc:date>
    <meta:editing-duration>PT4H5M26S</meta:editing-duration>
    <meta:editing-cycles>75</meta:editing-cycles>
    <meta:generator>LibreOffice/7.3.5.2$FreeBSD_X86_64 LibreOffice_project/30$Build-2</meta:generator>
    <meta:document-statistic meta:table-count="0" meta:image-count="0" meta:object-count="0" meta:page-count="3" meta:paragraph-count="66" meta:word-count="437" meta:character-count="2147" meta:non-whitespace-character-count="1781"/>
  </office:meta>
</office:document-meta>
</file>